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DejaVu Serif"/>
    </style:style>
    <style:style style:name="P2" style:family="paragraph" style:parent-style-name="Standard" style:list-style-name="L1">
      <style:text-properties style:font-name="DejaVu Serif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 style:list-style-name="L1">
      <style:text-properties style:font-name="DejaVu Serif" fo:font-weight="bold" style:font-weight-asian="bold" style:font-weight-complex="bold"/>
    </style:style>
    <style:style style:name="P6" style:family="paragraph" style:parent-style-name="Standard" style:list-style-name="L1">
      <style:text-properties style:font-name="DejaVu Serif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2"/>
    <style:style style:name="P8" style:family="paragraph" style:parent-style-name="Text_20_body">
      <style:text-properties fo:font-size="8pt" style:font-size-asian="8pt" style:font-size-complex="8pt"/>
    </style:style>
    <style:style style:name="P9" style:family="paragraph" style:parent-style-name="Standard" style:list-style-name="L3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 Mono"/>
    </style:style>
    <style:style style:name="T4" style:family="text">
      <style:text-properties style:font-name="DejaVu Seri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02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02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02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02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02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02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0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0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0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02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Project Audicon</text:span> Progress Report 2</text:h>
      <text:p text:style-name="Text_20_body">What's been done:</text:p>
      <text:list text:style-name="L1">
        <text:list-item>
          <text:p text:style-name="P1">Collection of a <text:span text:style-name="T1">vast</text:span><text:span text:style-name="T2"> amount of uncompressed music, cataloged by genre</text:span></text:p>
        </text:list-item>
        <text:list-item>
          <text:p text:style-name="P2">I wanted this program to be able to handle sound data played at any sampling rate, so each analysis function I've created has been designed around that methodology. For instance, the <text:span text:style-name="T3">zerocrossings()</text:span> function doesn't just give total number of sign changes across the waveform, but gives it in the form of zerocrossings per second.</text:p>
          <text:list>
            <text:list-item>
              <text:p text:style-name="P2">The following functions were designed to solve problems pertaining to input and preprocessing:<text:bookmark text:name="preprocessors"/></text:p>
              <text:list>
                <text:list-item>
                  <text:p text:style-name="P3">Wrapper function for <text:span text:style-name="T3">fft()</text:span><text:span text:style-name="T4"> (fast Fourier transform) that will produce a normalized vector of real unweighted amplitude values, plus a vector of the cycles-per-second values of their associated component waveforms</text:span></text:p>
                </text:list-item>
                <text:list-item>
                  <text:p text:style-name="P1">[One-line] function for normalizing PCM WAV sample vectors</text:p>
                </text:list-item>
                <text:list-item>
                  <text:p text:style-name="P2">Function for splitting large block of data into smaller, uniform chunks by duration in seconds</text:p>
                  <text:list>
                    <text:list-item>
                      <text:p text:style-name="P2">Operates on two modes:</text:p>
                      <text:list>
                        <text:list-item>
                          <text:p text:style-name="P2">Mode 1 (default): gives one chunk of data beginning at <text:span text:style-name="T3">wavdata(1)</text:span>, second chunk beginning at <text:span text:style-name="T3">wavdata(2)</text:span>, etc.</text:p>
                          <text:list>
                            <text:list-item>
                              <text:p text:style-name="P4">my favorite method of splitting</text:p>
                            </text:list-item>
                            <text:list-item>
                              <text:p text:style-name="P2"><text:span text:style-name="T1">+</text:span> more data input for your byte</text:p>
                            </text:list-item>
                            <text:list-item>
                              <text:p text:style-name="P2"><text:span text:style-name="T1">+</text:span> takes into account <text:span text:style-name="T1">every</text:span> sample with no truncation of non-conforming chunks</text:p>
                            </text:list-item>
                            <text:list-item>
                              <text:p text:style-name="P5">=<text:span text:style-name="T2"> lots of redundancy (over 99.99% for CD audio)</text:span></text:p>
                            </text:list-item>
                            <text:list-item>
                              <text:p text:style-name="P2"><text:span text:style-name="T1">-</text:span> memory-intensive</text:p>
                            </text:list-item>
                          </text:list>
                        </text:list-item>
                        <text:list-item>
                          <text:p text:style-name="P2">Mode 2: straightforward splits; discrete chunks</text:p>
                          <text:list>
                            <text:list-item>
                              <text:p text:style-name="P2"><text:span text:style-name="T1">+</text:span> less redundancy</text:p>
                            </text:list-item>
                            <text:list-item>
                              <text:p text:style-name="P2"><text:span text:style-name="T1">+</text:span> less memory-intensive</text:p>
                            </text:list-item>
                            <text:list-item>
                              <text:p text:style-name="P2"><text:span text:style-name="T1">-</text:span> data loss can occur at end of WAV data</text:p>
                            </text:list-item>
                            <text:list-item>
                              <text:p text:style-name="P2"><text:span text:style-name="T1">-</text:span> not programmed yet (will probably take up one lin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The following are waveform feature functions I have created. They will be used as input values in the neural network to be created.</text:p>
              <text:list>
                <text:list-item>
                  <text:p text:style-name="P2">Function for computing the number of <text:span text:style-name="T5">zerocrossings</text:span><text:span text:style-name="T6"> (sign changes) per second for each wave chunk passed it.</text:span></text:p>
                </text:list-item>
                <text:list-item>
                  <text:p text:style-name="P6">Function for computing the <text:span text:style-name="T5">spectral flux</text:span> (sum of change of each frequency's amplitude [weighted by multiplying by frequency], from the previous chunk) of each wave chunk passed it.</text:p>
                </text:list-item>
                <text:list-item>
                  <text:p text:style-name="P6">Function for computing the <text:span text:style-name="T5">centroid</text:span> feature for each wave chunk passed it.</text:p>
                </text:list-item>
              </text:list>
            </text:list-item>
          </text:list>
        </text:list-item>
      </text:list>
      <text:p text:style-name="Text_20_body">What still needs doing:</text:p>
      <text:list text:style-name="L2">
        <text:list-item>
          <text:p text:style-name="P7">Find a suitable neural network library for <text:span text:style-name="T3">Scilab</text:span> (or convert source from <text:span text:style-name="T3">Matlab</text:span>).</text:p>
        </text:list-item>
        <text:list-item>
          <text:p text:style-name="P7">Finish writing feature functions.</text:p>
        </text:list-item>
        <text:list-item>
          <text:p text:style-name="P7">Write chord detection algorithm</text:p>
          <text:list>
            <text:list-item>
              <text:p text:style-name="P7">write signal vs noise detection algorithm</text:p>
            </text:list-item>
            <text:list-item>
              <text:p text:style-name="P7">find out somehow to add detected chords to neural inputs.</text:p>
            </text:list-item>
          </text:list>
        </text:list-item>
        <text:list-item>
          <text:p text:style-name="P7">Design changeable preferences structure for versatility &amp; for the front-end.</text:p>
          <text:list>
            <text:list-item>
              <text:p text:style-name="P7">Default notes definition for note &amp; chord extraction</text:p>
            </text:list-item>
            <text:list-item>
              <text:p text:style-name="P7">Allowed deviation of note frequencies</text:p>
            </text:list-item>
            <text:list-item>
              <text:p text:style-name="P7">Chord definitions (1-3-5 standard &amp; 1-4-5 blues chords)</text:p>
            </text:list-item>
          </text:list>
        </text:list-item>
        <text:list-item>
          <text:p text:style-name="P7">Learn basic <text:span text:style-name="T3">TCL</text:span> in order to write a front-end</text:p>
        </text:list-item>
        <text:list-item>
          <text:p text:style-name="P7">Optimize for memory consumption</text:p>
          <text:list>
            <text:list-item>
              <text:p text:style-name="P7">tested reading a 30-second 14.4 kHz WAV and it took up 21 megs!</text:p>
            </text:list-item>
            <text:list-item>
              <text:p text:style-name="P7">Create wrapper function as a go-between for memory and disk cache</text:p>
            </text:list-item>
          </text:list>
        </text:list-item>
      </text:list>
      <text:p text:style-name="P8">How I feel about the whole thing:</text:p>
      <text:list text:style-name="L3">
        <text:list-item>
          <text:p text:style-name="P9">I feel like I'm losing my mind. I feel like I'm unable to work for more than 20 minutes at a time on this project. I feel unmotivated and ... I feel like NOBODY in the world cares if I complete this, the project that has been the sole creative focus of my life for the last few months.</text:p>
        </text:list-item>
        <text:list-item>
          <text:p text:style-name="P9">I feel like I have embarrassingly little to show for my efforts. I feel like every breakthrough I have took a lot longer than it should have, and is so minuscule that I may as well have been spinning my wheels.</text:p>
        </text:list-item>
        <text:list-item>
          <text:p text:style-name="P9">I feel alone. It's never bothered me before, but it's very frustrating when I ask someone about some minor aspect of the project, and end up having to explain to them WHAT digital music IS, or some such basic knowledg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erif" fo:font-size="12pt" fo:language="en" fo:country="US" style:font-name-asian="DejaVu Sans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text-indent="0in" style:auto-text-indent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style="oblique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Dan Church</meta:initial-creator>
    <meta:creation-date>2006-11-29T16:39:20</meta:creation-date>
    <dc:creator>Dan Church</dc:creator>
    <dc:date>2006-12-01T12:05:35</dc:date>
    <dc:language>en-US</dc:language>
    <meta:editing-cycles>16</meta:editing-cycles>
    <meta:editing-duration>P1DT19H26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2" meta:word-count="567" meta:character-count="3351"/>
  </office:meta>
</office:document-meta>
</file>